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style:text-underline-style="none" fo:font-weight="normal" officeooo:rsid="000906ed" officeooo:paragraph-rsid="000906ed" style:font-size-asian="13.1000003814697pt" style:font-weight-asian="normal" style:font-size-complex="15pt" style:font-weight-complex="normal"/>
    </style:style>
    <style:style style:name="P2" style:family="paragraph" style:parent-style-name="Standard">
      <style:text-properties fo:font-size="15pt" style:text-underline-style="none" fo:font-weight="bold" officeooo:rsid="000906ed" officeooo:paragraph-rsid="000de8e3" style:font-size-asian="13.1000003814697pt" style:font-weight-asian="bold" style:font-size-complex="15pt" style:font-weight-complex="bold"/>
    </style:style>
    <style:style style:name="P3" style:family="paragraph" style:parent-style-name="Standard">
      <style:text-properties fo:font-size="15pt" style:text-underline-style="solid" style:text-underline-width="auto" style:text-underline-color="font-color" fo:font-weight="bold" officeooo:rsid="000d9a9d" officeooo:paragraph-rsid="000d9a9d" style:font-size-asian="13.1000003814697pt" style:font-weight-asian="bold" style:font-size-complex="15pt" style:font-weight-complex="bold"/>
    </style:style>
    <style:style style:name="P4" style:family="paragraph" style:parent-style-name="Standard">
      <style:text-properties fo:font-size="13pt" style:text-underline-style="none" fo:font-weight="bold" style:font-size-asian="13pt" style:font-weight-asian="bold" style:font-size-complex="13pt" style:font-weight-complex="bold"/>
    </style:style>
    <style:style style:name="P5" style:family="paragraph" style:parent-style-name="Standard">
      <style:text-properties fo:font-size="13pt" style:text-underline-style="none" fo:font-weight="bold" officeooo:rsid="000906ed" officeooo:paragraph-rsid="000906ed" style:font-size-asian="13pt" style:font-weight-asian="bold" style:font-size-complex="13pt" style:font-weight-complex="bold"/>
    </style:style>
    <style:style style:name="P6" style:family="paragraph" style:parent-style-name="Standard">
      <style:text-properties fo:font-size="13pt" style:text-underline-style="none" fo:font-weight="bold" officeooo:rsid="000906ed" officeooo:paragraph-rsid="000e1e56" style:font-size-asian="13pt" style:font-weight-asian="bold" style:font-size-complex="13pt" style:font-weight-complex="bold"/>
    </style:style>
    <style:style style:name="P7" style:family="paragraph" style:parent-style-name="Standard">
      <style:text-properties fo:font-size="13pt" style:text-underline-style="none" fo:font-weight="bold" officeooo:rsid="000906ed" officeooo:paragraph-rsid="000d9a9d" style:font-size-asian="13pt" style:font-weight-asian="bold" style:font-size-complex="13pt" style:font-weight-complex="bold"/>
    </style:style>
    <style:style style:name="P8" style:family="paragraph" style:parent-style-name="Standard">
      <style:text-properties fo:font-size="13pt" style:text-underline-style="none" fo:font-weight="normal" officeooo:rsid="000906ed" officeooo:paragraph-rsid="000906ed" style:font-size-asian="13pt" style:font-weight-asian="normal" style:font-size-complex="13pt" style:font-weight-complex="normal"/>
    </style:style>
    <style:style style:name="P9" style:family="paragraph" style:parent-style-name="Standard">
      <style:text-properties fo:font-size="13pt" style:text-underline-style="none" fo:font-weight="normal" officeooo:rsid="000e1e56" officeooo:paragraph-rsid="000e1e56" style:font-size-asian="13pt" style:font-weight-asian="normal" style:font-size-complex="13pt" style:font-weight-complex="normal"/>
    </style:style>
    <style:style style:name="P10" style:family="paragraph" style:parent-style-name="Standard">
      <style:text-properties fo:font-size="13pt" style:text-underline-style="solid" style:text-underline-width="auto" style:text-underline-color="font-color" fo:font-weight="bold" officeooo:rsid="00084aa9" style:font-size-asian="13pt" style:font-weight-asian="bold" style:font-size-complex="13pt" style:font-weight-complex="bold"/>
    </style:style>
    <style:style style:name="P11" style:family="paragraph" style:parent-style-name="Standard">
      <style:text-properties fo:font-size="13pt" style:text-underline-style="solid" style:text-underline-width="auto" style:text-underline-color="font-color" fo:font-weight="bold" officeooo:rsid="000906ed" officeooo:paragraph-rsid="000906ed" style:font-size-asian="13pt" style:font-weight-asian="bold" style:font-size-complex="13pt" style:font-weight-complex="bold"/>
    </style:style>
    <style:style style:name="P12" style:family="paragraph" style:parent-style-name="Standard">
      <style:text-properties fo:font-size="13pt" style:text-underline-style="solid" style:text-underline-width="auto" style:text-underline-color="font-color" fo:font-weight="bold" officeooo:rsid="000d9a9d" officeooo:paragraph-rsid="000e1e56" style:font-size-asian="13pt" style:font-weight-asian="bold" style:font-size-complex="13pt" style:font-weight-complex="bold"/>
    </style:style>
    <style:style style:name="P13" style:family="paragraph" style:parent-style-name="Standard">
      <style:text-properties fo:font-size="13pt" style:text-underline-style="solid" style:text-underline-width="auto" style:text-underline-color="font-color" fo:font-weight="bold" officeooo:rsid="000d9a9d" officeooo:paragraph-rsid="000d9a9d" style:font-size-asian="13pt" style:font-weight-asian="bold" style:font-size-complex="13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84aa9"/>
    </style:style>
    <style:style style:name="T3" style:family="text">
      <style:text-properties style:text-underline-style="solid" style:text-underline-width="auto" style:text-underline-color="font-color" officeooo:rsid="000de8e3"/>
    </style:style>
    <style:style style:name="T4" style:family="text">
      <style:text-properties style:text-underline-style="solid" style:text-underline-width="auto" style:text-underline-color="font-color" officeooo:rsid="000d9a9d"/>
    </style:style>
    <style:style style:name="T5" style:family="text">
      <style:text-properties officeooo:rsid="000c0d43"/>
    </style:style>
    <style:style style:name="T6" style:family="text">
      <style:text-properties officeooo:rsid="000cade5"/>
    </style:style>
    <style:style style:name="T7" style:family="text">
      <style:text-properties officeooo:rsid="000cd386"/>
    </style:style>
    <style:style style:name="T8" style:family="text">
      <style:text-properties officeooo:rsid="000de8e3"/>
    </style:style>
    <style:style style:name="T9" style:family="text">
      <style:text-properties officeooo:rsid="000e1e5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tab/><text:tab/><text:tab/><text:tab/><text:span text:style-name="T2">RAPPORT PROJET GLCS</text:span></text:p>
      <text:p text:style-name="P10"/>
      <text:p text:style-name="P10"/>
      <text:p text:style-name="P5"><text:span text:style-name="T2">1. </text:span><text:span text:style-name="T1">SYNCHRONISATION DES ZONES FANTÔMES</text:span></text:p>
      <text:p text:style-name="P11"/>
      <text:p text:style-name="P8">La fonction Distributed2DField::sync_ghosts <text:span text:style-name="T5">fait des échanges entre processus voisins dans chaque direction. Ici on commence par la direction DY. On récupère les rangs des processus voisins en dessous et au dessus des domaines locaux. Puis on stocke la coordonnée du dernier bloc de données de la même taille que la zone fantôme dans la zone non fantôme. </text:span><text:span text:style-name="T6">Par la suite en utilisant une distribution cartésienne, on envoie la première ligne de blocs de la zone fantôme en dessous dans la zone non fantôme puis on reçoit la ligne de la zone fantôme d’au dessus avec MPI_Sendrecv(). En suite on envoie la dernière ligne de blocs </text:span><text:span text:style-name="T7">au dessus de la zone fantôme et on reçoit la zone fantôme d’en dessous avec MPI_Sendrecv() en utilisant une distribution cartésienne. Enfin on répète le même processus pour la direction DX en remplaçant donc le UP et le DOWN par respectivement RIGHT et LEFT. On envoie de la gauche et reçoit de la droite et vice versa .</text:span></text:p>
      <text:p text:style-name="P8"/>
      <text:p text:style-name="P8"/>
      <text:p text:style-name="P8"/>
      <text:p text:style-name="P8"/>
      <text:p text:style-name="P6"><text:span text:style-name="T1">SYNCHRONISATION DES ZONES FANTÔMES</text:span></text:p>
      <text:p text:style-name="P6"><text:span text:style-name="T1"/></text:p>
      <text:p text:style-name="P8">Dans la classe "FinitediffHeatSolver" la fonction "iter" permet de calculer la chaleur au moment (t+pas) pour chaque élément d'un bloc de données courant "Distributed2DField&amp; cur" à l'instant t, et stocke les nouvelles valeurs dans un nouveau bloc "Distributed2DField&amp; next". En effet chaque processus MPI s'occupe d'un bloc, et pour le calcul des nouvelles valeurs, a besoin d'accéder aux donnés des zones <text:span text:style-name="T9">fantômes</text:span> de son bloc, celles ci mises à jour par les processus voisins, peuvent ou ne pas <text:span text:style-name="T9">être</text:span> disponibles si le processus voisin ne les a pas encore <text:span text:style-name="T9">écrites.</text:span> </text:p>
      <text:p text:style-name="P8"/>
      <text:p text:style-name="P8">La fonction sync_gost permet à chaque process de mettre a jour les zones fantomes ds blocs voisins s<text:span text:style-name="T9">e</text:span>lon les directions (up, down, left, right). </text:p>
      <text:p text:style-name="P8">Pour cela, pour le processus MPI actuel, la fonction sync_gosts <text:span text:style-name="T9">récupère</text:span> le rang des processus voisins (up, down, left, right) en appelant la fonction eighbour_rank(direction) implémentée dans la classe "CartesianDistribution2D". En effet, chaque instance de la classe "Distributed2DField" <text:span text:style-name="T9">possède</text:span> un objet du type CartesianDistribution2D qui décrit la distribution des données par rapport aux <text:span text:style-name="T9">processus</text:span> MPI. Une fois que les voisins sont identifiés, le processus actuel communique avec chacun d'eux et lui envoi le message qui contient la ligne/colonne qui sert de zone <text:span text:style-name="T9">fantôme</text:span> au voisin concerné avec la fonction MPI avec la fonction de MPI "MPI_Sendrecv". </text:p>
      <text:p text:style-name="P8">La fonction "MPI_Sendrecv" se définit comme suit:</text:p>
      <text:p text:style-name="P8">int MPI_Sendrecv(const void *sendbuf, int sendcount, MPI_Datatype sendtype,</text:p>
      <text:p text:style-name="P8"><text:s text:c="17"/>int dest, int sendtag,</text:p>
      <text:p text:style-name="P8"><text:s text:c="17"/>void *recvbuf, int recvcount, MPI_Datatype recvtype,</text:p>
      <text:p text:style-name="P8"><text:s text:c="17"/>int source, int recvtag, MPI_Comm comm, MPI_Status * status)</text:p>
      <text:p text:style-name="P9">Dans notre cas : </text:p>
      <text:p text:style-name="P8">sendbuf:&amp;noghost_view: l'adresse de la ligne ou colonne à envoyer (vecteur:ligne/col) : </text:p>
      <text:p text:style-name="P8">sendcount: nombre <text:span text:style-name="T9">d’éléments</text:span> à envoyer = 1 dans notre cas </text:p>
      <text:p text:style-name="P8"><text:soft-page-break/>sendtype: m_ghost_row ou m_ghost_col</text:p>
      <text:p text:style-name="P8">dest: rang du processus voisin</text:p>
      <text:p text:style-name="P8">sendtag: COMM_TAG</text:p>
      <text:p text:style-name="P8">recvbuf: &amp;ghost_view(direction): l'adresse de la zone <text:span text:style-name="T9">fantôme</text:span> réceptrice</text:p>
      <text:p text:style-name="P8">recvcount: nombre d'élements à recevoir</text:p>
      <text:p text:style-name="P8">recvtype: m_ghost_row ou m_ghost_col</text:p>
      <text:p text:style-name="P8">source: rang du processus actuel</text:p>
      <text:p text:style-name="P8">recvtag: <text:s/>COMM_TAG </text:p>
      <text:p text:style-name="P8">comm: MPI_Comm dans la "classe CartesianDistribution2D"</text:p>
      <text:p text:style-name="P8"/>
      <text:p text:style-name="P12">2. DESCRIPTION DE LA CLASSE CartesianDistribution2D</text:p>
      <text:p text:style-name="P8">En effet, comme <text:span text:style-name="T9">déjà</text:span> mentionné, un objet "CartesianDistribution2D" est un descripteur de la distribution des données sur les processus MPI, une instance est crée pour chaque processus lors de l'appel au constructeur "Distributed2DField" lors de l'initialisation des données. Son constructeur prend en entrée le communicateur MPI et un objet 2D décrivant le nombre de processus MPI par ligne et pas colonne et crée un communicateur cartésien auquel les informations de topologie cartésienne sont attachées avec la fonction "MPI_Cart_create", ie, le nombre de dimensions d'un bloc de données = 2 dimensions et le nombre de processus MPI dans chaque dimension. MPI fournit une topologies cartésiennes permettant de décrire des découpages de grilles en 2D dans notre cas, ce découpage permet de:</text:p>
      <text:p text:style-name="P8">Obtenir le rang du processus à partir de ses coordonnées</text:p>
      <text:p text:style-name="P8">MPI_CART_RANK(COMM, COORDS, RANK, IERROR)</text:p>
      <text:p text:style-name="P8">Obtenir les coordonnées du processus à partir de son rang </text:p>
      <text:p text:style-name="P8">MPI_CART_COORDS(COMM, RANK, MAXDIMS, COORDS, IERROR)</text:p>
      <text:p text:style-name="P8">Récuperer les informations de topologie</text:p>
      <text:p text:style-name="P8">MPI_Cart_get(MPI_Comm comm, int maxdims, int dims[], int periods[], int coords[])</text:p>
      <text:p text:style-name="P8">cette fonction est utilisée dans la classe "CartesianDistribution2D" par les fonctions "coord" et "extent<text:span text:style-name="T9">s</text:span>"</text:p>
      <text:p text:style-name="P8">Renvoie les rangs des voisins, en fonction d'une direction et d'un décalage</text:p>
      <text:p text:style-name="P8">MPI_CART_SHIFT(COMM, DIRECTION, DISP, RANK_SOURCE,RANK_DEST)</text:p>
      <text:p text:style-name="P8">Cette <text:span text:style-name="T9">dernière</text:span> à été utilisée dans la classe "CartesianDistribution2D" par la fonction "neighbour_rank" afin de calculer les rang des <text:span text:style-name="T9">quatre</text:span> voisins en variant la direction de (DX et DY) et le décalage DISP de (-1 et 1). </text:p>
      <text:p text:style-name="P8"/>
      <text:p text:style-name="P8"/>
      <text:p text:style-name="P13"/>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3T14:28:54.411149544</meta:creation-date>
    <dc:date>2021-01-15T23:58:14.405590089</dc:date>
    <meta:editing-duration>PT21M23S</meta:editing-duration>
    <meta:editing-cycles>5</meta:editing-cycles>
    <meta:generator>LibreOffice/6.4.2.2$Linux_X86_64 LibreOffice_project/40$Build-2</meta:generator>
    <meta:document-statistic meta:table-count="0" meta:image-count="0" meta:object-count="0" meta:page-count="2" meta:paragraph-count="36" meta:word-count="722" meta:character-count="4849" meta:non-whitespace-character-count="4098"/>
  </office:meta>
</office:document-meta>
</file>